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e15a2" officeooo:paragraph-rsid="000e15a2"/>
    </style:style>
    <style:style style:name="P2" style:family="paragraph" style:parent-style-name="Standard">
      <style:text-properties officeooo:rsid="000e15a2" officeooo:paragraph-rsid="000e15a2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n de Marketing: Presencia en Internet y el Impacto de una Página Web</text:p>
      <text:p text:style-name="Standard">Objetivo:</text:p>
      <text:p text:style-name="Standard">Impulsar la presencia en línea de [Nombre de tu Empresa] y resaltar cómo una página web bien diseñada y actualizada puede generar una impresión positiva y profesional para clientes potenciales y actuales.</text:p>
      <text:p text:style-name="Standard"/>
      <text:p text:style-name="Standard">Estrategias:</text:p>
      <text:p text:style-name="Standard">Desarrollo de un Sitio Web Profesional: Crear un sitio web moderno, atractivo y fácil de navegar que refleje la identidad de [Nombre de tu Empresa] y muestre claramente los productos/servicios que ofrecemos.</text:p>
      <text:p text:style-name="Standard"/>
      <text:p text:style-name="Standard">Contenido Relevante y de Calidad: Publicar contenido informativo y valioso en el sitio web, como blogs, artículos, guías, etc., que demuestren nuestra experiencia y brinden valor a los visitantes.</text:p>
      <text:p text:style-name="Standard"/>
      <text:p text:style-name="Standard">Optimización para Motores de Búsqueda (SEO): Implementar técnicas de SEO para mejorar el posicionamiento de nuestro sitio web en los motores de búsqueda, lo que nos permitirá llegar a una audiencia más amplia y aumentar el tráfico orgánico.</text:p>
      <text:p text:style-name="Standard"/>
      <text:p text:style-name="Standard">Integración de Redes Sociales: Conectar el sitio web con nuestras redes sociales para fomentar la interacción con nuestros seguidores y aumentar la visibilidad de la marca.</text:p>
      <text:p text:style-name="Standard"/>
      <text:p text:style-name="Standard">Diseño Responsivo: Asegurar que el sitio web sea compatible con dispositivos móviles y tablets, para que los usuarios puedan acceder a él desde cualquier dispositivo.</text:p>
      <text:p text:style-name="Standard"/>
      <text:p text:style-name="Standard">Beneficios de una Presencia en Internet y una Página Web Profesional:</text:p>
      <text:p text:style-name="Standard">Apariencia Profesional: Una página web bien diseñada crea una imagen profesional y confiable para la empresa. Los clientes perciben que somos una empresa moderna y seria.</text:p>
      <text:p text:style-name="Standard"/>
      <text:p text:style-name="Standard">Alcance Global: Tener presencia en internet nos permite llegar a un mercado más amplio, incluyendo clientes potenciales de diferentes ubicaciones geográficas.</text:p>
      <text:p text:style-name="Standard"/>
      <text:p text:style-name="Standard">Accesibilidad las 24/7: Nuestra página web está disponible las 24 horas del día, los 7 días de la semana, lo que permite a los clientes obtener información sobre nuestros productos/servicios en cualquier momento que lo deseen.</text:p>
      <text:p text:style-name="Standard"/>
      <text:p text:style-name="Standard">Generación de Leads: El sitio web puede actuar como una herramienta poderosa para generar clientes potenciales interesados en nuestros productos/servicios y, en última instancia, aumentar nuestras ventas.</text:p>
      <text:p text:style-name="Standard"/>
      <text:p text:style-name="Standard">Credibilidad y Confianza: Un sitio web bien mantenido y con contenido relevante demuestra que somos una empresa confiable y actualizada en nuestra industria.</text:p>
      <text:p text:style-name="Standard"/>
      <text:p text:style-name="Standard">Interacción con Clientes: A través del sitio web, los clientes pueden ponerse en contacto con nosotros fácilmente para hacer preguntas, solicitar presupuestos o solicitar información adicional.</text:p>
      <text:p text:style-name="Standard"/>
      <text:p text:style-name="Standard">Medición del Éxito:</text:p>
      <text:p text:style-name="Standard">Tráfico del Sitio Web: Seguimiento del tráfico y el rendimiento del sitio web utilizando herramientas como Google Analytics para evaluar el éxito de nuestras estrategias de marketing.</text:p>
      <text:p text:style-name="Standard"/>
      <text:p text:style-name="Standard">Interacción en Redes Sociales: Monitoreo de la participación y el crecimiento en nuestras redes sociales, evaluando cómo nuestra presencia en internet está impactando nuestra comunidad en línea.</text:p>
      <text:p text:style-name="Standard"/>
      <text:p text:style-name="Standard"><text:soft-page-break/>Conversiones: Seguimiento de la cantidad de clientes potenciales generados a través del sitio web y cuántos de ellos se convierten en ventas reales.</text:p>
      <text:p text:style-name="Standard"/>
      <text:p text:style-name="Standard">Opiniones de Clientes: Escuchar las opiniones y comentarios de nuestros clientes sobre nuestra presencia en línea y la experiencia del sitio web.</text:p>
      <text:p text:style-name="Standard"/>
      <text:p text:style-name="Standard">Implementación:</text:p>
      <text:p text:style-name="Standard">Desarrollo del Sitio Web: Contratar a profesionales para diseñar y desarrollar el sitio web. Establecer un calendario para el lanzamiento del sitio.</text:p>
      <text:p text:style-name="Standard"/>
      <text:p text:style-name="Standard">Creación de Contenido: Desarrollar contenido relevante para el sitio web, incluyendo páginas de servicios, descripción de productos y blogs.</text:p>
      <text:p text:style-name="Standard"/>
      <text:p text:style-name="Standard">SEO y Redes Sociales: Implementar técnicas de SEO y conectar el sitio web con nuestras redes sociales para maximizar el alcance en línea.</text:p>
      <text:p text:style-name="Standard"/>
      <text:p text:style-name="Standard">Lanzamiento del Sitio: Anunciar el lanzamiento del nuevo sitio web a través de nuestros canales de comunicación.</text:p>
      <text:p text:style-name="Standard"/>
      <text:p text:style-name="Standard">Monitoreo y Análisis: Establecer informes de seguimiento y análisis para evaluar el rendimiento del sitio web y las estrategias de marketing.</text:p>
      <text:p text:style-name="Standard"/>
      <text:p text:style-name="Standard">Conclusiones:</text:p>
      <text:p text:style-name="Standard">Una presencia en internet sólida y una página web profesional son fundamentales en el mundo digital actual. No solo nos permite llegar a más clientes potenciales, sino que también habla bien de nosotros como empresa, transmitiendo profesionalismo y confianza. Al implementar este plan de marketing, esperamos aumentar nuestra visibilidad, generar más clientes potenciales y mejorar la imagen de [Nombre de tu Empresa] en el mercado.</text:p>
      <text:p text:style-name="Standard"/>
      <text:p text:style-name="P1"/>
      <text:p text:style-name="P1">Anexos: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3:01:59.696332656</meta:creation-date>
    <meta:generator>LibreOffice/7.3.7.2$Linux_X86_64 LibreOffice_project/30$Build-2</meta:generator>
    <dc:date>2023-08-06T14:44:58.767541539</dc:date>
    <meta:editing-duration>PT1H10M12S</meta:editing-duration>
    <meta:editing-cycles>1</meta:editing-cycles>
    <meta:document-statistic meta:table-count="0" meta:image-count="0" meta:object-count="0" meta:page-count="4" meta:paragraph-count="30" meta:word-count="639" meta:character-count="4288" meta:non-whitespace-character-count="3679"/>
  </office:meta>
</office:document-meta>
</file>